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3600003098CF6895BB.wmf"/>
  <manifest:file-entry manifest:media-type="" manifest:full-path="Pictures/2000000700005B0C00002A5AC58676FB.wmf"/>
  <manifest:file-entry manifest:media-type="" manifest:full-path="Pictures/2000000700005B4200003156353B7F9C.wmf"/>
  <manifest:file-entry manifest:media-type="" manifest:full-path="Pictures/20000007000060A800002966B31D3C65.wmf"/>
  <manifest:file-entry manifest:media-type="" manifest:full-path="Pictures/2000000700005EDB00002BBAEFF6F163.wmf"/>
  <manifest:file-entry manifest:media-type="" manifest:full-path="Pictures/20000007000056630000246CF45A265B.wmf"/>
  <manifest:file-entry manifest:media-type="" manifest:full-path="Pictures/20000007000058D200002BD570486DF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Contents_20_3">
      <style:paragraph-properties>
        <style:tab-stops>
          <style:tab-stop style:position="14.72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WW8Num50"/>
    <style:style style:name="P12" style:family="paragraph" style:parent-style-name="Caption">
      <style:paragraph-properties fo:text-align="center" style:justify-single-word="false"/>
    </style:style>
    <style:style style:name="P13" style:family="paragraph" style:parent-style-name="Heading_20_4">
      <style:text-properties fo:language="en" fo:country="GB"/>
    </style:style>
    <style:style style:name="P14" style:family="paragraph" style:parent-style-name="Text_20_body" style:list-style-name="WW8Num77"/>
    <style:style style:name="P15" style:family="paragraph" style:parent-style-name="Heading_20_4">
      <style:paragraph-properties fo:margin-left="0cm" fo:margin-right="0cm" fo:margin-top="0.494cm" fo:margin-bottom="0.494cm" fo:text-indent="0cm" style:auto-text-indent="false"/>
      <style:text-properties fo:language="en" fo:country="GB"/>
    </style:style>
    <style:style style:name="P16" style:family="paragraph" style:parent-style-name="Text_20_body" style:list-style-name="WW8Num51"/>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parent-style-name="Strong_20_Emphasis">
      <style:text-properties fo:font-weight="normal" style:font-weight-asian="normal"/>
    </style:style>
    <style:style style:name="T4" style:family="text">
      <style:text-properties fo:color="#000000"/>
    </style:style>
    <style:style style:name="T5" style:family="text" style:parent-style-name="Internet_20_link">
      <style:text-properties style:font-name-asian="Times New Roman"/>
    </style:style>
    <style:style style:name="T6" style:family="text">
      <style:text-properties fo:color="#0000ff" style:text-underline-style="solid" style:text-underline-width="auto" style:text-underline-color="font-colo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4</text:p>
          <text:p text:style-name="P1">Version 0.2</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7 305-123 415v3h4c7 2 12 4 19 6s12 5 19 7l2 3 4-3c91-71 158-242 157-406z">
                  <text:p/>
                </draw:path>
                <draw:path draw:style-name="gr5" draw:text-style-name="P3" svg:width="0.158cm" svg:height="0.525cm" svg:x="14.628cm" svg:y="21.001cm" svg:viewBox="0 0 159 526" svg:d="m39 7-5-7-4 9c-11 26-19 56-26 86-10 163-2 341 74 425l1 4 4-2c7-2 12-2 19-3s13-2 21-2h2l4-2c51-106 33-286-43-432-14-27-30-53-47-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5cm" svg:x="14cm" svg:y="21.654cm" svg:viewBox="0 0 533 146" svg:d="m526 104 1-2v-3c0-7 0-13 0-18s2-14 4-21v-4l-4-1c-93-56-275-65-434-46-29 9-58 19-82 33l-11 4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3" office:value-type="string">
            <text:p text:style-name="Table_20_Contents">0.2</text:p>
          </table:table-cell>
          <table:table-cell table:style-name="Versions-management.A3" office:value-type="string">
            <text:p text:style-name="Table_20_Contents">19.01.2005</text:p>
          </table:table-cell>
          <table:table-cell table:style-name="Versions-management.A3" office:value-type="string">
            <text:p text:style-name="Table_20_Contents">Reorganized chapters + wording + “User groups” changed to “User roles”</text:p>
          </table:table-cell>
          <table:table-cell table:style-name="Versions-management.A3" office:value-type="string">
            <text:p text:style-name="Table_20_Contents">Enriko Käsper</text:p>
          </table:table-cell>
        </table:table-row>
      </table:table>
      <text:p text:style-name="P5"/>
      <text:p text:style-name="P6">Project manager: </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Conversion Service<text:tab/> <text:a xlink:type="simple" xlink:href="#1.Conversion Service|outline" text:style-name="Default" text:visited-style-name="Default">4</text:a></text:p>
          <text:p text:style-name="P7">2. <text:s text:c="2"/>User functionality<text:tab/> <text:a xlink:type="simple" xlink:href="#2.User functionality|outline" text:style-name="Default" text:visited-style-name="Default">4</text:a></text:p>
          <text:p text:style-name="P8">2.1. <text:s text:c="2"/>Stylesheet Repository<text:tab/><text:a xlink:type="simple" xlink:href="#2.1.Stylesheet Repository|outline" text:style-name="Default" text:visited-style-name="Default">4</text:a></text:p>
          <text:p text:style-name="P9">2.1.1. <text:s text:c="2"/>Browse stylesheets<text:tab/><text:a xlink:type="simple" xlink:href="#2.1.1.Browse stylesheets|outline" text:style-name="Default" text:visited-style-name="Default">5</text:a></text:p>
          <text:p text:style-name="P9">2.1.2. <text:s text:c="2"/>View XML Schema stylesheets<text:tab/><text:a xlink:type="simple" xlink:href="#2.1.2.View XML Schema stylesheets|outline" text:style-name="Default" text:visited-style-name="Default">5</text:a></text:p>
          <text:p text:style-name="P8">2.2. <text:s text:c="2"/>Web converters<text:tab/><text:a xlink:type="simple" xlink:href="#2.2.Web converters|outline" text:style-name="Default" text:visited-style-name="Default">6</text:a></text:p>
          <text:p text:style-name="P9">2.2.1. <text:s text:c="2"/>XML converter<text:tab/><text:a xlink:type="simple" xlink:href="#2.2.1.XML converter|outline" text:style-name="Default" text:visited-style-name="Default">6</text:a></text:p>
          <text:p text:style-name="P9">2.2.2. <text:s text:c="2"/>MS Excel to XML file converter<text:tab/><text:a xlink:type="simple" xlink:href="#2.2.2.MS Excel to XML file converter|outline" text:style-name="Default" text:visited-style-name="Default">7</text:a></text:p>
          <text:p text:style-name="P7">3. <text:s text:c="2"/>Administrators functionality<text:tab/> <text:a xlink:type="simple" xlink:href="#3.Administrators functionality|outline" text:style-name="Default" text:visited-style-name="Default">8</text:a></text:p>
          <text:p text:style-name="P8">3.1. <text:s text:c="2"/>Create new XSL stylesheets<text:tab/><text:a xlink:type="simple" xlink:href="#3.1.Create new XSL stylesheets|outline" text:style-name="Default" text:visited-style-name="Default">8</text:a></text:p>
          <text:p text:style-name="P8">3.2. <text:s text:c="2"/>Add new stylesheets to repository and edit properties<text:tab/><text:a xlink:type="simple" xlink:href="#3.2.Add new stylesheets to repository and edit properties|outline" text:style-name="Default" text:visited-style-name="Default">16</text:a></text:p>
          <text:p text:style-name="P8">3.3. <text:s text:c="2"/>Edit XML Schema information<text:tab/><text:a xlink:type="simple" xlink:href="#3.3.Edit XML Schema information|outline" text:style-name="Default" text:visited-style-name="Default">17</text:a></text:p>
          <text:p text:style-name="P8">3.4. <text:s text:c="2"/>Hosts management<text:tab/><text:a xlink:type="simple" xlink:href="#3.4.Hosts management|outline" text:style-name="Default" text:visited-style-name="Default">18</text:a></text:p>
        </text:index-body>
      </text:table-of-content>
      <text:p text:style-name="Text_20_body"/>
      <text:h text:style-name="P10" text:outline-level="1">Conversion Service</text:h>
      <text:p text:style-name="Text_20_body">When data is stored as XML it is not readily viewable by anyone. GDEM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11">Stylesheet Repository - web-based database for storing stylesheets (XSL files).</text:p>
        </text:list-item>
        <text:list-item>
          <text:p text:style-name="P11">Web Converter – web interface for executing conversions</text:p>
        </text:list-item>
        <text:list-item>
          <text:p text:style-name="P11">Host management – storing credentials for known host for converting password-protected files</text:p>
        </text:list-item>
        <text:list-item>
          <text:p text:style-name="P11">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graphics8" text:anchor-type="as-char" svg:width="15.228cm" svg:height="7.514cm" draw:z-index="5"><draw:image xlink:href="Pictures/20000007000058D200002BD570486DFD.wmf" xlink:type="simple" xlink:show="embed" xlink:actuate="onLoad"/></draw:frame></text:p>
      <text:p text:style-name="P12"><text:tab/>Figure <text:sequence text:ref-name="refFigure0" text:name="Figure" text:formula="ooow:Figure+1" style:num-format="1">1</text:sequence>: Stylesheet Repository screenshot</text:p>
      <text:p text:style-name="P13"/>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graphics9" text:anchor-type="as-char" svg:width="15.24cm" svg:height="7.024cm" draw:z-index="6"><draw:image xlink:href="Pictures/2000000700005EDB00002BBAEFF6F163.wmf" xlink:type="simple" xlink:show="embed" xlink:actuate="onLoad"/></draw:frame></text:p>
      <text:p text:style-name="P12"><text:tab/>Figure <text:sequence text:ref-name="refFigure1" text:name="Figure" text:formula="ooow:Figure+1" style:num-format="1">2</text:sequence>: XML Schema stylesheets screenshot</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graphics10" text:anchor-type="as-char" svg:width="15.247cm" svg:height="8.243cm" draw:z-index="7"><draw:image xlink:href="Pictures/2000000700005B4200003156353B7F9C.wmf" xlink:type="simple" xlink:show="embed" xlink:actuate="onLoad"/></draw:frame></text:p>
      <text:p text:style-name="P12"><text:tab/>Figure <text:sequence text:ref-name="refFigure2" text:name="Figure" text:formula="ooow:Figure+1" style:num-format="1">3</text:sequence>: XML converter screenshot</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graphics11" text:anchor-type="as-char" svg:width="15.235cm" svg:height="7.086cm" draw:z-index="8"><draw:image xlink:href="Pictures/2000000700005B0C00002A5AC58676FB.wmf" xlink:type="simple" xlink:show="embed" xlink:actuate="onLoad"/></draw:frame></text:p>
      <text:p text:style-name="P12"><text:tab/>Figure <text:sequence text:ref-name="refFigure3" text:name="Figure" text:formula="ooow:Figure+1" style:num-format="1">4</text:sequence>: MS Excel to XML converter screenshot</text:p>
      <text:p text:style-name="Heading_20_4">MS Excel to XML conversion limitations</text:p>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1" text:outline-level="1">Administrators functionality</text:h>
      <text:h text:style-name="Heading_20_2" text:outline-level="2">Create new XSL stylesheets</text:h>
      <text:p text:style-name="Text_20_body">All types of XML conversions are made with XSL stylesheets in the conversion service. The stylesheets are stored in the Stylesheet repository. <text:span text:style-name="T3">XSL</text:span> is a family of recommendations for defining XML document transformation and presentation. It consists of three parts: </text:p>
      <text:list text:style-name="WW8Num77">
        <text:list-item>
          <text:p text:style-name="P14">XSL Transformations (XSLT) - a language for transforming XML</text:p>
        </text:list-item>
        <text:list-item>
          <text:p text:style-name="P14">XML Path Language (XPath) - an expression language used by XSLT to access or refer to parts of an XML document</text:p>
        </text:list-item>
        <text:list-item>
          <text:p text:style-name="P14">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XSL references’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p text:style-name="Heading_20_4">Create XML to (X)HTML conversion</text:p>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4">: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p text:style-name="P13"/>
      <text:p text:style-name="P13">Create XML to PDF conversion</text:p>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p text:style-name="P13">Create XML to SQL script and text conversion </text:p>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 <text:tab/>&lt;xsl:otherwise&gt;varchar(255)&lt;/xsl:otherwise&gt;</text:p>
      <text:p text:style-name="XML_20_Listing"><text:tab/>&lt;/xsl:choose&gt;</text:p>
      <text:p text:style-name="XML_20_Listing">&lt;/xsl:template&gt;</text:p>
      <text:p text:style-name="XML_20_Listing">&lt;/xsl:stylesheet&gt;</text:p>
      <text:p text:style-name="P15">Create XML to MS Excel conversion</text:p>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T5">http://xml.openoffice.org/xml_specification.pdf</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p text:style-name="Text_20_body"/>
      <text:p text:style-name="P13">XSL References</text:p>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6"><text:a xlink:type="simple" xlink:href="http://www.w3.org/Style/XSL/"><text:span text:style-name="Internet_20_link">http://www.w3.org/Style/XSL/</text:span></text:a> - The Extensible Stylesheet Language Family (XSL)</text:p>
        </text:list-item>
        <text:list-item>
          <text:p text:style-name="P16"><text:a xlink:type="simple" xlink:href="http://www.w3.org/TR/xslt"><text:span text:style-name="Internet_20_link">http://www.w3.org/TR/xslt</text:span></text:a> - XSL Transformations (XSLT)</text:p>
        </text:list-item>
        <text:list-item>
          <text:p text:style-name="P16"><text:a xlink:type="simple" xlink:href="http://www.w3.org/TR/xpath"><text:span text:style-name="Internet_20_link">http://www.w3.org/TR/xpath</text:span></text:a> - XML Path Language (XPath)</text:p>
        </text:list-item>
        <text:list-item>
          <text:p text:style-name="P16"><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6"><text:a xlink:type="simple" xlink:href="http://www.renderx.com/tutorial.html"><text:span text:style-name="Internet_20_link">XSL-FO tutorial</text:span></text:a> by RenderX </text:p>
        </text:list-item>
        <text:list-item>
          <text:p text:style-name="P16"><text:a xlink:type="simple" xlink:href="http://www.antennahouse.com/XSLsample/XSLsample.htm"><text:span text:style-name="Internet_20_link">How to Develop Stylesheets for XML to XSL-FO Transformation</text:span></text:a> by Antenna House </text:p>
        </text:list-item>
        <text:list-item>
          <text:p text:style-name="P16"><text:a xlink:type="simple" xlink:href="http://www.vbxml.com/xsl/tutorials/intro/default.asp"><text:span text:style-name="Internet_20_link">XSLT &amp; XPath tutorial</text:span></text:a> from TopXML </text:p>
        </text:list-item>
        <text:list-item>
          <text:p text:style-name="P16"><text:a xlink:type="simple" xlink:href="http://www.w3schools.com/xsl/"><text:span text:style-name="Internet_20_link">XSL School</text:span></text:a> from w3schools. </text:p>
        </text:list-item>
        <text:list-item>
          <text:p text:style-name="P16"><text:a xlink:type="simple" xlink:href="http://www.zvon.org/xxl/XSLTutorial/Books/Book1/index.html"><text:span text:style-name="Internet_20_link">Introduction to XSL</text:span></text:a> by Miloslav Nic </text:p>
        </text:list-item>
        <text:list-item>
          <text:p text:style-name="P16"><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6"><text:a xlink:type="simple" xlink:href="http://vig.prenhall.com/catalog/academic/product/1%2C4096%2C0130404462%2C00.html"><text:span text:style-name="T6">XSLT and XPATH: A Guide to XML Transformations</text:span></text:a> by John Robert Gardner and Zarella L. Rendon</text:p>
        </text:list-item>
        <text:list-item>
          <text:p text:style-name="P16"><text:a xlink:type="simple" xlink:href="http://www.dpawson.co.uk/xsl/sect3/bk/index.html"><text:span text:style-name="T6">An introduction to XSL Formatting Objects</text:span></text:a>, a book by Dave Pawson, available on-line. </text:p>
        </text:list-item>
        <text:list-item>
          <text:p text:style-name="P16"><text:a xlink:type="simple" xlink:href="http://www.ibiblio.org/xml/books/bible/updates/15.html"><text:span text:style-name="T6">Chapter 15</text:span></text:a> of the XML Bible by Elliotte Rusty Harold is about Formatting Objects is available online. </text:p>
        </text:list-item>
        <text:list-item>
          <text:p text:style-name="P16">Miloslav Nic has published a complete <text:a xlink:type="simple" xlink:href="http://zvon.org/xxl/xslfoReference/Output/index.html"><text:span text:style-name="T6">FO reference</text:span></text:a> </text:p>
        </text:list-item>
        <text:list-item>
          <text:p text:style-name="P16">The XSL <text:a xlink:type="simple" xlink:href="http://www.dpawson.co.uk/xsl/xslfaq.html"><text:span text:style-name="T6">FAQ</text:span></text:a>. A very complete repository of XSL material. </text:p>
        </text:list-item>
        <text:list-item>
          <text:p text:style-name="P16"><text:a xlink:type="simple" xlink:href="http://www.wrox.com/ACON11.asp?WROXEMPTOKEN=46004Zyd3MdJew3hhkGUiKp25W&amp;BOOKID=465&amp;ISBN=1861005067"><text:span text:style-name="T6">XSLT Programmer's Reference (2nd edition)</text:span></text:a> by Michael Kay </text:p>
        </text:list-item>
        <text:list-item>
          <text:p text:style-name="P16"><text:a xlink:type="simple" xlink:href="http://catalog.hungryminds.com/product.asp?isbn=0764547763"><text:span text:style-name="Internet_20_link">XSLT and XPath On The Edge, Unlimited Edition</text:span></text:a> by Jeni Tennison </text:p>
        </text:list-item>
        <text:list-item>
          <text:p text:style-name="P16"><text:a xlink:type="simple" xlink:href="http://www.snee.com/bob/xsltquickly"><text:span text:style-name="Internet_20_link">XSLT Quickly</text:span></text:a> by Bob DuCharme </text:p>
        </text:list-item>
        <text:list-item>
          <text:p text:style-name="P16"><text:a xlink:type="simple" xlink:href="http://www.oreilly.com/catalog/xslt/"><text:span text:style-name="T6">XSLT</text:span></text:a> by Doug Tidwell </text:p>
        </text:list-item>
      </text:list>
      <text:p text:style-name="Text_20_body">Links:</text:p>
      <text:list text:style-name="WW8Num51">
        <text:list-item text:start-value="1">
          <text:p text:style-name="P16"><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6"><text:a xlink:type="simple" xlink:href="http://www.exslt.org/"><text:span text:style-name="Internet_20_link">EXSLT</text:span></text:a>, a community initiative to provide extensions to XSLT</text:p>
        </text:list-item>
        <text:list-item>
          <text:p text:style-name="P16"><text:a xlink:type="simple" xlink:href="http://www.topxml.com/code/default.asp?p=1&amp;ms=20&amp;l=xsl&amp;sw=categ"><text:span text:style-name="Internet_20_link">The XSLT language code library</text:span></text:a> by TopXML</text:p>
        </text:list-item>
        <text:list-item>
          <text:p text:style-name="P16"><text:a xlink:type="simple" xlink:href="http://www.w3.org/Style/XSL/tools.html"><text:span text:style-name="Internet_20_link">A few useful XSL tools and documents</text:span></text:a> </text:p>
        </text:list-item>
        <text:list-item>
          <text:p text:style-name="P16"><text:a xlink:type="simple" xlink:href="http://www.oasis-open.org/cover/xsl.html"><text:span text:style-name="Internet_20_link">XSL Resources</text:span></text:a> at Oasis</text:p>
        </text:list-item>
        <text:list-item>
          <text:p text:style-name="P16">jeremie.com's <text:a xlink:type="simple" xlink:href="http://www.jeremie.com/JumpStart/XSL.jer"><text:span text:style-name="Internet_20_link">XSL pages</text:span></text:a></text:p>
        </text:list-item>
        <text:list-item>
          <text:p text:style-name="P16"><text:a xlink:type="simple" xlink:href="http://www.xslt.com/"><text:span text:style-name="Internet_20_link">xslt.com</text:span></text:a>, resource list for XSLT</text:p>
        </text:list-item>
        <text:list-item>
          <text:p text:style-name="P16"><text:a xlink:type="simple" xlink:href="http://www.xml-web.de/"><text:span text:style-name="Internet_20_link">XML-Web</text:span></text:a>, XSLT site in German</text:p>
        </text:list-item>
        <text:list-item>
          <text:p text:style-name="P16"><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graphics12" text:anchor-type="as-char" svg:width="15.231cm" svg:height="6.523cm" draw:z-index="9"><draw:image xlink:href="Pictures/20000007000060A800002966B31D3C65.wmf" xlink:type="simple" xlink:show="embed" xlink:actuate="onLoad"/></draw:frame></text:p>
      <text:p text:style-name="P12">Figure <text:sequence text:ref-name="refFigure4" text:name="Figure" text:formula="ooow:Figure+1" style:num-format="1">5</text:sequence>: Add stylesheet screenshot</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graphics13" text:anchor-type="as-char" svg:width="15.249cm" svg:height="8.904cm" draw:z-index="10"><draw:image xlink:href="Pictures/200000070000533600003098CF6895BB.wmf" xlink:type="simple" xlink:show="embed" xlink:actuate="onLoad"/></draw:frame></text:p>
      <text:p text:style-name="P12">Figure <text:sequence text:ref-name="refFigure5" text:name="Figure" text:formula="ooow:Figure+1" style:num-format="1">6</text:sequence>: Edit XML Schema screenshot</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graphics14" text:anchor-type="as-char" svg:width="15.231cm" svg:height="6.421cm" draw:z-index="11"><draw:image xlink:href="Pictures/20000007000056630000246CF45A265B.wmf" xlink:type="simple" xlink:show="embed" xlink:actuate="onLoad"/></draw:frame></text:p>
      <text:p text:style-name="P12">Figure <text:sequence text:ref-name="refFigure6" text:name="Figure" text:formula="ooow:Figure+1" style:num-format="1">7</text:sequence>: Hosts management screenshot</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none" fo:country="none"/>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none" fo:country="none" style:font-size-asian="8pt" style:language-asian="none" style:country-asian="none" style:font-name-complex="Courier New2"/>
    </style:style>
    <style:style style:name="Example" style:family="paragraph" style:parent-style-name="Standard">
      <style:text-properties fo:font-weight="bold" style:font-weight-asian="bold" style:font-weight-complex="bold"/>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6-09-18</text:modification-date><text:tab/><text:title>Conversion Service Manual</text:title><text:tab/><text:span text:style-name="T1">Page </text:span><text:span text:style-name="T1"><text:page-number text:select-page="current">1</text:page-number></text:span><text:span text:style-name="T1"> of </text:span><text:span text:style-name="T1"><text:page-count style:num-format="1">19</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onversion Service Manual</dc:title>
    <meta:initial-creator>Søren Roug</meta:initial-creator>
    <meta:creation-date>2006-09-18T14:56:58</meta:creation-date>
    <dc:creator>Søren Roug</dc:creator>
    <dc:date>2006-09-18T17:09:55</dc:date>
    <dc:language>en-GB</dc:language>
    <meta:editing-cycles>5</meta:editing-cycles>
    <meta:editing-duration>PT21M50S</meta:editing-duration>
    <meta:template xlink:type="simple" xlink:actuate="onRequest" xlink:role="template" xlink:href="../../../../.openoffice.org2.0/user/template/EEA%20Technical%20Report.ott" xlink:title="EEA Technical Report" meta:date="2006-09-18T14:56:58"/>
    <meta:user-defined meta:name="Info 1"/>
    <meta:user-defined meta:name="Info 2"/>
    <meta:user-defined meta:name="Info 3"/>
    <meta:user-defined meta:name="Info 4"/>
    <meta:document-statistic meta:table-count="1" meta:image-count="7" meta:object-count="0" meta:page-count="19" meta:paragraph-count="326" meta:word-count="4343" meta:character-count="27218"/>
  </office:meta>
</office:document-meta>
</file>